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118in" table:align="left" style:writing-mode="lr-tb"/>
    </style:style>
    <style:style style:name="Table1.A" style:family="table-column">
      <style:table-column-properties style:column-width="6.0118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paragraph-rsid="001336c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9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0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1" style:family="paragraph" style:parent-style-name="Standard">
      <style:text-properties fo:color="#000000" style:font-name="Arial" fo:font-size="10pt" fo:font-style="normal" officeooo:rsid="001336cd" officeooo:paragraph-rsid="001336cd" style:font-size-asian="10pt" style:font-style-asian="normal" style:font-name-complex="Arial" style:font-size-complex="10pt" style:font-style-complex="normal"/>
    </style:style>
    <style:style style:name="P12" style:family="paragraph" style:parent-style-name="Footer">
      <style:text-properties style:font-size-complex="10pt"/>
    </style:style>
    <style:style style:name="P13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14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15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8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9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style:font-name-complex="Arial"/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4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6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7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8" style:family="paragraph" style:parent-style-name="Standard">
      <style:text-properties fo:color="#000000" style:font-name="Arial" fo:font-size="10pt" fo:font-style="normal" officeooo:paragraph-rsid="001336cd" style:font-size-asian="10pt" style:font-style-asian="normal" style:font-name-complex="Arial" style:font-size-complex="10pt"/>
    </style:style>
    <style:style style:name="P29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30" style:family="paragraph" style:parent-style-name="Heading_20_1">
      <style:paragraph-properties fo:margin-left="0.2992in" fo:margin-right="-0.0161in" fo:margin-top="0.0835in" fo:margin-bottom="0.0417in" style:contextual-spacing="false" fo:text-indent="-0.2992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1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officeooo:paragraph-rsid="001547a4" style:font-size-asian="12pt" style:font-weight-asian="normal" style:font-name-complex="Arial" style:font-size-complex="12pt"/>
    </style:style>
    <style:style style:name="P32" style:family="paragraph" style:parent-style-name="Heading_20_1">
      <style:paragraph-properties fo:margin-left="0.3in" fo:margin-right="-0.0161in" fo:margin-top="0.0835in" fo:margin-bottom="0.0417in" style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2" style:list-style-name="">
      <style:paragraph-properties fo:margin-left="0in" fo:margin-right="0in" fo:margin-top="0in" fo:margin-bottom="0in" style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4" style:family="paragraph" style:parent-style-name="Heading_20_2" style:list-style-name="">
      <style:paragraph-properties fo:margin-left="0in" fo:margin-right="0in" fo:margin-top="0in" fo:margin-bottom="0in" style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officeooo:rsid="001336c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officeooo:rsid="001547a4"/>
    </style:style>
    <style:style style:name="T7" style:family="text">
      <style:text-properties fo:font-weight="normal" officeooo:rsid="001547a4" style:font-weight-asian="normal" style:font-style-complex="normal" style:font-weight-complex="normal"/>
    </style:style>
    <style:style style:name="T8" style:family="text">
      <style:text-properties fo:font-weight="normal" officeooo:rsid="001336cd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5">TERMO DE ABERTURA</text:span><text:span text:style-name="T4"> DO PROJETO</text:span></text:p>
      <text:p text:style-name="P15"/>
      <text:p text:style-name="P14">Identificação do Projeto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Projeto</text:p>
            <text:p text:style-name="P11">Memorial</text:p>
          </table:table-cell>
        </table:table-row>
      </table:table>
      <text:p text:style-name="P13"/>
      <text:p text:style-name="P14">Histórico de Registro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Versão</text:p>
          </table:table-cell>
          <table:table-cell table:style-name="Table2.A1" office:value-type="string">
            <text:p text:style-name="P4">Data</text:p>
          </table:table-cell>
          <table:table-cell table:style-name="Table2.A1" office:value-type="string">
            <text:p text:style-name="P4">Autor</text:p>
          </table:table-cell>
          <table:table-cell table:style-name="Table2.D1" office:value-type="string">
            <text:p text:style-name="P4">Descrição</text:p>
          </table:table-cell>
        </table:table-row>
        <table:table-row table:style-name="Table2.1"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11">23/08/2016</text:p>
          </table:table-cell>
          <table:table-cell table:style-name="Table2.A1" office:value-type="string">
            <text:p text:style-name="P11">Rômulo Manciola Meloca</text:p>
          </table:table-cell>
          <table:table-cell table:style-name="Table2.D1" office:value-type="string">
            <text:p text:style-name="P6">Elaboração do documento</text:p>
          </table:table-cell>
        </table:table-row>
      </table:table>
      <text:p text:style-name="P18"/>
      <text:h text:style-name="P30" text:outline-level="1">Justificativa</text:h>
      <text:p text:style-name="P28"><text:span text:style-name="T7">Em muitos lugares há a necessidade da divulgação de um histórico de atividades desempenhadas, como para a divulgação de quem é o autor de uma palestra. Formular um texto a cada vez que há esta necessidade é custoso. </text:span><text:span text:style-name="T8">O Sistema Memorial tem o intuito de </text:span><text:span text:style-name="T7">manter um histórico de trabalhos e atividades do usuário de maneira discursiva a fim de facilitar a elaboração deste texto para este tipo de divulgação.</text:span></text:p>
      <text:h text:style-name="P31" text:outline-level="1">Objetivo do Projeto</text:h>
      <text:p text:style-name="P9">{Descrever o que se pretende realizar para resolver o problema central ou explorar a oportunidade identificada.</text:p>
      <text:p text:style-name="P9">Para a correta definição do objetivo específico siga a regra “SMART”:</text:p>
      <text:list xml:id="list150502256879549867" text:style-name="WW8Num7">
        <text:list-item>
          <text:p text:style-name="P27">Specífic (específico): Deve ser redigido de forma clara, concisa e compreensiva;</text:p>
        </text:list-item>
        <text:list-item>
          <text:p text:style-name="P27">Measurable (mensurável): O objetivo específico deve ser mensurável, ou seja, possível de ser medido por meio de um ou mais indicadores;</text:p>
        </text:list-item>
        <text:list-item>
          <text:p text:style-name="P27">Agreed (acordado): Deve ser acordado com as partes interessadas (Stakeholders);</text:p>
        </text:list-item>
        <text:list-item>
          <text:p text:style-name="P27">Realistic (realista): Deve estar centrado na realidade, no que é possível de ser feito considerando as premissas e restrições existentes;</text:p>
        </text:list-item>
        <text:list-item>
          <text:p text:style-name="P27">Time Bound (Limitado no tempo): Deve ter um prazo determinado para sua finalização}</text:p>
        </text:list-item>
      </text:list>
      <text:p text:style-name="P23"/>
      <text:h text:style-name="P32" text:outline-level="1">Alinhamento Estratégico</text:h>
      <text:p text:style-name="P25">{Relacionar com quais objetivos do Planejamento Estratégico vigente o projeto está contribuindo. Podem ser citados objetivos estratégicos corporativos ou setoriais desde que identificados.}</text:p>
      <text:p text:style-name="P23"/>
      <text:h text:style-name="P30" text:outline-level="1">Responsabilidades e Partes Interessadas</text:h>
      <text:p text:style-name="P25">{Descrever quais as unidades administrativas estão envolvidas na execução do projeto com um breve relato das responsabilidades de cada uma. Todas as áreas informadas receberão cópia deste documento.}</text:p>
      <text:p text:style-name="P24"/>
      <text:h text:style-name="P30" text:outline-level="1">Escopo</text:h>
      <text:p text:style-name="P25">{Descrever os resultados esperados e produzidos no projeto como, por exemplo, os produtos e serviços a serem entregues, a documentação elaborada.}</text:p>
      <text:p text:style-name="P24"/>
      <text:h text:style-name="P30" text:outline-level="1">Restrições</text:h>
      <text:p text:style-name="P25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4"/>
      <text:h text:style-name="P30" text:outline-level="1"><text:soft-page-break/>Riscos Iniciais</text:h>
      <text:p text:style-name="P25">{Relacionar em tópicos os riscos iniciais identificados no projeto.}</text:p>
      <text:p text:style-name="P23"/>
      <text:h text:style-name="P30" text:outline-level="1">Tempo Estimado</text:h>
      <text:p text:style-name="P25">{Estimar o tempo necessário para a conclusão do projeto.}</text:p>
      <text:p text:style-name="P23"/>
      <text:h text:style-name="P30" text:outline-level="1">Custo Estimado</text:h>
      <text:p text:style-name="P25">{Estimar o custo necessário para a execução do projeto.}</text:p>
      <text:p text:style-name="P25"/>
      <text:p text:style-name="P22">10. Ferramentas utilizadas</text:p>
      <text:p text:style-name="P21"/>
      <text:h text:style-name="P30" text:outline-level="1">Gerente do Projeto</text:h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3" text:outline-level="2">Nome</text:h>
          </table:table-cell>
          <table:table-cell table:style-name="Table3.B1" office:value-type="string">
            <text:h text:style-name="P34" text:outline-level="2">Email</text:h>
          </table:table-cell>
        </table:table-row>
      </table:table>
      <text:p text:style-name="P19"/>
      <text:h text:style-name="P30" text:outline-level="1">Aprovação do Termo de Abertura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Unidade Demandante</text:p>
          </table:table-cell>
          <table:table-cell table:style-name="Table4.B1" office:value-type="string">
            <text:p text:style-name="P8">Data</text:p>
          </table:table-cell>
          <table:table-cell table:style-name="Table4.C1" office:value-type="string">
            <text:p text:style-name="P17">Assinatura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style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style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officeooo:rsid="001336c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<text:span text:style-name="MT3">1.</text:span>0</text:p>
            </table:table-cell>
            <table:table-cell table:style-name="Table6.A1" office:value-type="string">
              <text:p text:style-name="MP2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3"/>
            </table:table-cell>
          </table:table-row>
        </table:table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18:28:24.289261389</dc:date>
    <meta:print-date>2010-10-06T12:21:00</meta:print-date>
    <meta:editing-cycles>84</meta:editing-cycles>
    <meta:editing-duration>PT3H46M43S</meta:editing-duration>
    <meta:generator>LibreOffice/4.2.8.2$Linux_X86_64 LibreOffice_project/420m0$Build-2</meta:generator>
    <meta:document-statistic meta:table-count="5" meta:image-count="0" meta:object-count="0" meta:page-count="2" meta:paragraph-count="48" meta:word-count="398" meta:character-count="2601" meta:non-whitespace-character-count="2266"/>
  </office:meta>
</office:document-meta>
</file>